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table:style-name="Default" office:value-type="string">
            <text:p>SEQ</text:p>
          </table:table-cell>
          <table:table-cell table:style-name="Default" office:value-type="string">
            <text:p>MP2</text:p>
          </table:table-cell>
          <table:table-cell table:style-name="Default" office:value-type="string">
            <text:p>MP2</text:p>
          </table:table-cell>
          <table:table-cell table:style-name="Default" office:value-type="string">
            <text:p>SHT</text:p>
          </table:table-cell>
          <table:table-cell table:style-name="Default" office:value-type="string">
            <text:p>SHT2</text:p>
          </table:table-cell>
          <table:table-cell>
            <draw:frame table:end-cell-address="Blad1.J16" table:end-x="1.325cm" table:end-y="0.351cm" draw:z-index="0" draw:style-name="gr1" svg:width="7.999cm" svg:height="6.999cm" svg:x="0.101cm" svg:y="0.1cm">
              <draw:object draw:notify-on-update-of-ranges="Blad1.B1:Blad1.B1 Blad1.B2:Blad1.B9 Blad1.C1:Blad1.C1 Blad1.C2:Blad1.C9 Blad1.D1:Blad1.D1 Blad1.D2:Blad1.D9 Blad1.E1:Blad1.E1 Blad1.E2:Blad1.E9 Blad1.F1:Blad1.F1 Blad1.F2:Blad1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">
            <text:p>0,001</text:p>
          </table:table-cell>
          <table:table-cell office:value-type="float" office:value="0.03">
            <text:p>0,030</text:p>
          </table:table-cell>
          <table:table-cell office:value-type="float" office:value="0.033">
            <text:p>0,033</text:p>
          </table:table-cell>
          <table:table-cell office:value-type="float" office:value="0.083">
            <text:p>0,083</text:p>
          </table:table-cell>
          <table:table-cell office:value-type="float" office:value="0.145">
            <text:p>0,14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3">
            <text:p>0,003</text:p>
          </table:table-cell>
          <table:table-cell office:value-type="float" office:value="0.039">
            <text:p>0,039</text:p>
          </table:table-cell>
          <table:table-cell office:value-type="float" office:value="0.04">
            <text:p>0,040</text:p>
          </table:table-cell>
          <table:table-cell office:value-type="float" office:value="0.09">
            <text:p>0,090</text:p>
          </table:table-cell>
          <table:table-cell office:value-type="float" office:value="0.162">
            <text:p>0,16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9">
            <text:p>0,009</text:p>
          </table:table-cell>
          <table:table-cell office:value-type="float" office:value="0.072">
            <text:p>0,072</text:p>
          </table:table-cell>
          <table:table-cell office:value-type="float" office:value="0.043">
            <text:p>0,043</text:p>
          </table:table-cell>
          <table:table-cell office:value-type="float" office:value="0.098">
            <text:p>0,098</text:p>
          </table:table-cell>
          <table:table-cell office:value-type="float" office:value="0.157">
            <text:p>0,1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9">
            <text:p>0,039</text:p>
          </table:table-cell>
          <table:table-cell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129">
            <text:p>0,129</text:p>
          </table:table-cell>
          <table:table-cell office:value-type="float" office:value="0.169">
            <text:p>0,16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83">
            <text:p>0,283</text:p>
          </table:table-cell>
          <table:table-cell office:value-type="float" office:value="0.166">
            <text:p>0,166</text:p>
          </table:table-cell>
          <table:table-cell office:value-type="float" office:value="0.169">
            <text:p>0,169</text:p>
          </table:table-cell>
          <table:table-cell office:value-type="float" office:value="0.312">
            <text:p>0,312</text:p>
          </table:table-cell>
          <table:table-cell office:value-type="float" office:value="0.286">
            <text:p>0,2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73">
            <text:p>1,730</text:p>
          </table:table-cell>
          <table:table-cell office:value-type="float" office:value="0.501">
            <text:p>0,501</text:p>
          </table:table-cell>
          <table:table-cell office:value-type="float" office:value="0.568">
            <text:p>0,568</text:p>
          </table:table-cell>
          <table:table-cell office:value-type="float" office:value="1.387">
            <text:p>1,387</text:p>
          </table:table-cell>
          <table:table-cell office:value-type="float" office:value="0.999">
            <text:p>0,99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037">
            <text:p>10,037</text:p>
          </table:table-cell>
          <table:table-cell office:value-type="float" office:value="3.298">
            <text:p>3,298</text:p>
          </table:table-cell>
          <table:table-cell office:value-type="float" office:value="2.455">
            <text:p>2,455</text:p>
          </table:table-cell>
          <table:table-cell office:value-type="float" office:value="6.89">
            <text:p>6,890</text:p>
          </table:table-cell>
          <table:table-cell office:value-type="float" office:value="4.503">
            <text:p>4,5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.42">
            <text:p>66,420</text:p>
          </table:table-cell>
          <table:table-cell office:value-type="float" office:value="18.806">
            <text:p>18,806</text:p>
          </table:table-cell>
          <table:table-cell office:value-type="float" office:value="15.215">
            <text:p>15,215</text:p>
          </table:table-cell>
          <table:table-cell office:value-type="float" office:value="43.739">
            <text:p>43,739</text:p>
          </table:table-cell>
          <table:table-cell office:value-type="float" office:value="28.027">
            <text:p>28,027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21.04.2011</text:date>, <text:time>23:02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falko </meta:initial-creator>
    <meta:creation-date>2011-04-20T16:22:16</meta:creation-date>
    <dc:date>2011-04-21T23:02:09</dc:date>
    <dc:creator>Gerd Stolpmann</dc:creator>
    <meta:editing-duration>PT00H43M29S</meta:editing-duration>
    <meta:editing-cycles>2</meta:editing-cycles>
    <meta:generator>OpenOffice.org/3.1$Unix OpenOffice.org_project/310m19$Build-9420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9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chart:class="chart:line" chart:style-name="ch1">
        <chart:legend chart:legend-position="end" svg:x="6.45cm" svg:y="2.468cm" chart:style-name="ch2"/>
        <chart:plot-area chart:style-name="ch3" table:cell-range-address="Blad1.B1:Blad1.F9" chart:data-source-has-labels="row" svg:x="0.16cm" svg:y="0.14cm" svg:width="6.13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B2:Blad1.B9" chart:label-cell-address="Blad1.B1:Blad1.B1" chart:class="chart:line">
            <chart:data-point chart:repeated="8"/>
          </chart:series>
          <chart:series chart:style-name="ch8" chart:values-cell-range-address="Blad1.C2:Blad1.C9" chart:label-cell-address="Blad1.C1:Blad1.C1" chart:class="chart:line">
            <chart:data-point chart:repeated="8"/>
          </chart:series>
          <chart:series chart:style-name="ch9" chart:values-cell-range-address="Blad1.D2:Blad1.D9" chart:label-cell-address="Blad1.D1:Blad1.D1" chart:class="chart:line">
            <chart:data-point chart:repeated="8"/>
          </chart:series>
          <chart:series chart:style-name="ch10" chart:values-cell-range-address="Blad1.E2:Blad1.E9" chart:label-cell-address="Blad1.E1:Blad1.E1" chart:class="chart:line">
            <chart:data-point chart:repeated="8"/>
          </chart:series>
          <chart:series chart:style-name="ch10" chart:values-cell-range-address="Blad1.F2:Blad1.F9" chart:label-cell-address="Blad1.F1:Blad1.F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lad1.B1:Blad1.B1">SEQ</text:p>
              </table:table-cell>
              <table:table-cell office:value-type="string">
                <text:p text:id="Blad1.C1:Blad1.C1">MP2</text:p>
              </table:table-cell>
              <table:table-cell office:value-type="string">
                <text:p text:id="Blad1.D1:Blad1.D1">MP2</text:p>
              </table:table-cell>
              <table:table-cell office:value-type="string">
                <text:p text:id="Blad1.E1:Blad1.E1">SHT</text:p>
              </table:table-cell>
              <table:table-cell office:value-type="string">
                <text:p text:id="Blad1.F1:Blad1.F1">SHT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 text:id="Blad1.B2:Blad1.B9">0.001</text:p>
              </table:table-cell>
              <table:table-cell office:value-type="float" office:value="0.03">
                <text:p text:id="Blad1.C2:Blad1.C9">0.03</text:p>
              </table:table-cell>
              <table:table-cell office:value-type="float" office:value="0.033">
                <text:p text:id="Blad1.D2:Blad1.D9">0.033</text:p>
              </table:table-cell>
              <table:table-cell office:value-type="float" office:value="0.083">
                <text:p text:id="Blad1.E2:Blad1.E9">0.083</text:p>
              </table:table-cell>
              <table:table-cell office:value-type="float" office:value="0.145">
                <text:p text:id="Blad1.F2:Blad1.F9">0.1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.039">
                <text:p>0.039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.072">
                <text:p>0.072</text:p>
              </table:table-cell>
              <table:table-cell office:value-type="float" office:value="0.043">
                <text:p>0.043</text:p>
              </table:table-cell>
              <table:table-cell office:value-type="float" office:value="0.098">
                <text:p>0.098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072">
                <text:p>0.072</text:p>
              </table:table-cell>
              <table:table-cell office:value-type="float" office:value="0.067">
                <text:p>0.067</text:p>
              </table:table-cell>
              <table:table-cell office:value-type="float" office:value="0.129">
                <text:p>0.12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3">
                <text:p>0.283</text:p>
              </table:table-cell>
              <table:table-cell office:value-type="float" office:value="0.166">
                <text:p>0.166</text:p>
              </table:table-cell>
              <table:table-cell office:value-type="float" office:value="0.169">
                <text:p>0.169</text:p>
              </table:table-cell>
              <table:table-cell office:value-type="float" office:value="0.312">
                <text:p>0.31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">
                <text:p>1.73</text:p>
              </table:table-cell>
              <table:table-cell office:value-type="float" office:value="0.501">
                <text:p>0.501</text:p>
              </table:table-cell>
              <table:table-cell office:value-type="float" office:value="0.568">
                <text:p>0.568</text:p>
              </table:table-cell>
              <table:table-cell office:value-type="float" office:value="1.387">
                <text:p>1.38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37">
                <text:p>10.037</text:p>
              </table:table-cell>
              <table:table-cell office:value-type="float" office:value="3.298">
                <text:p>3.298</text:p>
              </table:table-cell>
              <table:table-cell office:value-type="float" office:value="2.455">
                <text:p>2.455</text:p>
              </table:table-cell>
              <table:table-cell office:value-type="float" office:value="6.89">
                <text:p>6.89</text:p>
              </table:table-cell>
              <table:table-cell office:value-type="float" office:value="4.503">
                <text:p>4.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42">
                <text:p>66.42</text:p>
              </table:table-cell>
              <table:table-cell office:value-type="float" office:value="18.806">
                <text:p>18.806</text:p>
              </table:table-cell>
              <table:table-cell office:value-type="float" office:value="15.215">
                <text:p>15.215</text:p>
              </table:table-cell>
              <table:table-cell office:value-type="float" office:value="43.739">
                <text:p>43.739</text:p>
              </table:table-cell>
              <table:table-cell office:value-type="float" office:value="28.027">
                <text:p>28.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